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afd095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bf819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bf819e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0" style:family="paragraph">
      <loext:graphic-properties draw:fill="solid" draw:fill-color="#afd095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solid" draw:fill-color="#afd095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22pt" style:font-size-asian="22pt" style:font-size-complex="22pt"/>
    </style:style>
    <style:style style:name="T8" style:family="text">
      <style:text-properties fo:font-size="22pt" fo:background-color="transparent" style:font-size-asian="22pt" style:font-size-complex="22pt"/>
    </style:style>
    <style:style style:name="T9" style:family="text">
      <style:text-properties style:text-position="sub 58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e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2">X</text:span><text:span text:style-name="T3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2.472cm">
          <draw:text-box>
            <text:p text:style-name="P1"><text:span text:style-name="T2">X</text:span><text:span text:style-name="T3">3,2</text:span></text:p>
          </draw:text-box>
        </draw:frame>
        <draw:frame draw:style-name="gr4" draw:text-style-name="P6" draw:layer="layout" svg:width="1.799cm" svg:height="1.275cm" svg:x="2.694cm" svg:y="12.472cm">
          <draw:text-box>
            <text:p text:style-name="P1"><text:span text:style-name="T2">X</text:span><text:span text:style-name="T3">3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2">X</text:span><text:span text:style-name="T3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2">X</text:span><text:span text:style-name="T3">1,e</text:span></text:p>
          </draw:text-box>
        </draw:frame>
        <draw:frame draw:style-name="gr4" draw:text-style-name="P5" draw:layer="layout" svg:width="1.799cm" svg:height="1.275cm" svg:x="9.895cm" svg:y="12.473cm">
          <draw:text-box>
            <text:p text:style-name="P1"><text:span text:style-name="T2">X</text:span><text:span text:style-name="T3">3,e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2">X</text:span><text:span text:style-name="T3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2">X</text:span><text:span text:style-name="T3">s,e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2">X</text:span><text:span text:style-name="T3">1,2</text:span></text:p>
          </draw:text-box>
        </draw:frame>
        <draw:frame draw:style-name="gr4" draw:text-style-name="P5" draw:layer="layout" svg:width="3.596cm" svg:height="1.275cm" svg:x="6.294cm" svg:y="12.4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2.695cm" svg:y="13.772cm">
          <draw:text-box>
            <text:p text:style-name="P1"><text:span text:style-name="T4">...</text:span>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e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3cm">
          <draw:text-box>
            <text:p text:style-name="P1"><text:span text:style-name="T5">V</text:span><text:span text:style-name="T6">0</text:span><text:span text:style-name="T3">2,2</text:span></text:p>
          </draw:text-box>
        </draw:frame>
        <draw:frame draw:style-name="gr3" draw:text-style-name="P4" draw:layer="layout" svg:width="1.799cm" svg:height="1.275cm" svg:x="13.694cm" svg:y="4.076cm">
          <draw:text-box>
            <text:p text:style-name="P1"><text:span text:style-name="T5">V</text:span><text:span text:style-name="T6">0</text:span><text:span text:style-name="T3">2,1</text:span></text:p>
          </draw:text-box>
        </draw:frame>
        <draw:frame draw:style-name="gr3" draw:text-style-name="P4" draw:layer="layout" svg:width="1.799cm" svg:height="1.275cm" svg:x="13.694cm" svg:y="7.374cm">
          <draw:text-box>
            <text:p text:style-name="P1"><text:span text:style-name="T5">V</text:span><text:span text:style-name="T6">0</text:span><text:span text:style-name="T3">s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5">V</text:span><text:span text:style-name="T6">0</text:span><text:span text:style-name="T3">1,e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5">V</text:span><text:span text:style-name="T6">0</text:span><text:span text:style-name="T3">2,e</text:span></text:p>
          </draw:text-box>
        </draw:frame>
        <draw:frame draw:style-name="gr3" draw:text-style-name="P4" draw:layer="layout" svg:width="1.799cm" svg:height="1.275cm" svg:x="15.495cm" svg:y="7.374cm">
          <draw:text-box>
            <text:p text:style-name="P1"><text:span text:style-name="T5">V</text:span><text:span text:style-name="T6">0</text:span><text:span text:style-name="T3">s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5">V</text:span><text:span text:style-name="T6">0</text:span><text:span text:style-name="T3">e,e</text:span></text:p>
          </draw:text-box>
        </draw:frame>
        <draw:frame draw:style-name="gr3" draw:text-style-name="P4" draw:layer="layout" svg:width="1.799cm" svg:height="1.275cm" svg:x="15.495cm" svg:y="2.774cm">
          <draw:text-box>
            <text:p text:style-name="P1"><text:span text:style-name="T5">V</text:span><text:span text:style-name="T6">0</text:span><text:span text:style-name="T3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8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8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e</text:span></text:p>
          </draw:text-box>
        </draw:frame>
        <draw:frame draw:style-name="gr3" draw:text-style-name="P4" draw:layer="layout" svg:width="1.799cm" svg:height="1.275cm" svg:x="13.695cm" svg:y="2.774cm">
          <draw:text-box>
            <text:p text:style-name="P1"><text:span text:style-name="T2">V</text:span><text:span text:style-name="T7">0</text:span><text:span text:style-name="T3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e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6" draw:text-style-name="P2" draw:layer="layout" svg:width="1.24cm" svg:height="1.195cm" svg:x="12.031cm" svg:y="12.114cm">
          <draw:text-box>
            <text:p text:style-name="P1"><text:span text:style-name="T1">s</text:span></text:p>
          </draw:text-box>
        </draw:frame>
        <draw:frame draw:style-name="gr9" draw:text-style-name="P8" draw:layer="layout" svg:width="1.799cm" svg:height="1.275cm" svg:x="4.494cm" svg:y="11.172cm">
          <draw:text-box>
            <text:p text:style-name="P1"><text:span text:style-name="T2">X</text:span><text:span text:style-name="T3">2,2</text:span></text:p>
          </draw:text-box>
        </draw:frame>
        <draw:frame draw:style-name="gr9" draw:text-style-name="P9" draw:layer="layout" svg:width="1.799cm" svg:height="1.275cm" svg:x="2.694cm" svg:y="11.172cm">
          <draw:text-box>
            <text:p text:style-name="P1"><text:span text:style-name="T8">X</text:span><text:span text:style-name="T9">2,1</text:span></text:p>
          </draw:text-box>
        </draw:frame>
        <draw:frame draw:style-name="gr9" draw:text-style-name="P8" draw:layer="layout" svg:width="1.799cm" svg:height="1.275cm" svg:x="9.895cm" svg:y="11.173cm">
          <draw:text-box>
            <text:p text:style-name="P1"><text:span text:style-name="T2">X</text:span><text:span text:style-name="T3">2,e</text:span></text:p>
          </draw:text-box>
        </draw:frame>
        <draw:frame draw:style-name="gr9" draw:text-style-name="P8" draw:layer="layout" svg:width="3.596cm" svg:height="1.275cm" svg:x="6.294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4.496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9.897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3.592cm" svg:height="0.725cm" svg:x="6.298cm" svg:y="13.775cm">
          <draw:text-box>
            <text:p text:style-name="P1"><text:span text:style-name="T4">...</text:span></text:p>
          </draw:text-box>
        </draw:frame>
        <draw:frame draw:style-name="gr3" draw:text-style-name="P4" draw:layer="layout" svg:width="1.799cm" svg:height="1.275cm" svg:x="13.694cm" svg:y="9.871cm">
          <draw:text-box>
            <text:p text:style-name="P1"><text:span text:style-name="T2">V</text:span><text:span text:style-name="T3">1,1</text:span></text:p>
          </draw:text-box>
        </draw:frame>
        <draw:frame draw:style-name="gr3" draw:text-style-name="P4" draw:layer="layout" svg:width="1.802cm" svg:height="1.275cm" svg:x="17.295cm" svg:y="9.872cm">
          <draw:text-box>
            <text:p text:style-name="P1">...</text:p>
          </draw:text-box>
        </draw:frame>
        <draw:frame draw:style-name="gr10" draw:text-style-name="P10" draw:layer="layout" svg:width="1.799cm" svg:height="1.275cm" svg:x="15.495cm" svg:y="12.472cm">
          <draw:text-box>
            <text:p text:style-name="P1"><text:span text:style-name="T2">V</text:span><text:span text:style-name="T3">3,2</text:span></text:p>
          </draw:text-box>
        </draw:frame>
        <draw:frame draw:style-name="gr10" draw:text-style-name="P11" draw:layer="layout" svg:width="1.799cm" svg:height="1.275cm" svg:x="13.695cm" svg:y="12.472cm">
          <draw:text-box>
            <text:p text:style-name="P1"><text:span text:style-name="T2">V</text:span><text:span text:style-name="T3">3,1</text:span></text:p>
          </draw:text-box>
        </draw:frame>
        <draw:frame draw:style-name="gr3" draw:text-style-name="P4" draw:layer="layout" svg:width="1.799cm" svg:height="1.275cm" svg:x="13.695cm" svg:y="14.472cm">
          <draw:text-box>
            <text:p text:style-name="P1"><text:span text:style-name="T2">V</text:span><text:span text:style-name="T3">s,1</text:span></text:p>
          </draw:text-box>
        </draw:frame>
        <draw:frame draw:style-name="gr3" draw:text-style-name="P4" draw:layer="layout" svg:width="1.799cm" svg:height="1.275cm" svg:x="19.095cm" svg:y="9.872cm">
          <draw:text-box>
            <text:p text:style-name="P1"><text:span text:style-name="T2">V</text:span><text:span text:style-name="T3">1,e</text:span></text:p>
          </draw:text-box>
        </draw:frame>
        <draw:frame draw:style-name="gr10" draw:text-style-name="P10" draw:layer="layout" svg:width="1.799cm" svg:height="1.275cm" svg:x="19.096cm" svg:y="12.473cm">
          <draw:text-box>
            <text:p text:style-name="P1"><text:span text:style-name="T2">V</text:span><text:span text:style-name="T3">3,e</text:span></text:p>
          </draw:text-box>
        </draw:frame>
        <draw:frame draw:style-name="gr3" draw:text-style-name="P4" draw:layer="layout" svg:width="1.799cm" svg:height="1.275cm" svg:x="15.496cm" svg:y="14.473cm">
          <draw:text-box>
            <text:p text:style-name="P1"><text:span text:style-name="T2">V</text:span><text:span text:style-name="T3">s,2</text:span></text:p>
          </draw:text-box>
        </draw:frame>
        <draw:frame draw:style-name="gr3" draw:text-style-name="P4" draw:layer="layout" svg:width="1.799cm" svg:height="1.275cm" svg:x="19.096cm" svg:y="14.473cm">
          <draw:text-box>
            <text:p text:style-name="P1"><text:span text:style-name="T2">V</text:span><text:span text:style-name="T3">s,e</text:span></text:p>
          </draw:text-box>
        </draw:frame>
        <draw:frame draw:style-name="gr3" draw:text-style-name="P4" draw:layer="layout" svg:width="1.799cm" svg:height="1.275cm" svg:x="15.496cm" svg:y="9.873cm">
          <draw:text-box>
            <text:p text:style-name="P1"><text:span text:style-name="T2">V</text:span><text:span text:style-name="T3">1,2</text:span></text:p>
          </draw:text-box>
        </draw:frame>
        <draw:frame draw:style-name="gr10" draw:text-style-name="P10" draw:layer="layout" svg:width="1.802cm" svg:height="1.275cm" svg:x="17.295cm" svg:y="12.473cm">
          <draw:text-box>
            <text:p text:style-name="P1">...</text:p>
          </draw:text-box>
        </draw:frame>
        <draw:frame draw:style-name="gr3" draw:text-style-name="P4" draw:layer="layout" svg:width="1.802cm" svg:height="1.275cm" svg:x="17.295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13.696cm" svg:y="13.772cm">
          <draw:text-box>
            <text:p text:style-name="P1"><text:span text:style-name="T4">...</text:span></text:p>
          </draw:text-box>
        </draw:frame>
        <draw:frame draw:style-name="gr9" draw:text-style-name="P8" draw:layer="layout" svg:width="1.799cm" svg:height="1.275cm" svg:x="15.495cm" svg:y="11.172cm">
          <draw:text-box>
            <text:p text:style-name="P1"><text:span text:style-name="T2">V</text:span><text:span text:style-name="T3">2,2</text:span></text:p>
          </draw:text-box>
        </draw:frame>
        <draw:frame draw:style-name="gr9" draw:text-style-name="P9" draw:layer="layout" svg:width="1.799cm" svg:height="1.275cm" svg:x="13.695cm" svg:y="11.172cm">
          <draw:text-box>
            <text:p text:style-name="P1"><text:span text:style-name="T8">V</text:span><text:span text:style-name="T9">2,1</text:span></text:p>
          </draw:text-box>
        </draw:frame>
        <draw:frame draw:style-name="gr9" draw:text-style-name="P8" draw:layer="layout" svg:width="1.799cm" svg:height="1.275cm" svg:x="19.096cm" svg:y="11.173cm">
          <draw:text-box>
            <text:p text:style-name="P1"><text:span text:style-name="T2">V</text:span><text:span text:style-name="T3">2,e</text:span></text:p>
          </draw:text-box>
        </draw:frame>
        <draw:frame draw:style-name="gr9" draw:text-style-name="P8" draw:layer="layout" svg:width="1.802cm" svg:height="1.275cm" svg:x="17.295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15.497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19.098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8cm" svg:height="0.725cm" svg:x="17.299cm" svg:y="13.775cm">
          <draw:text-box>
            <text:p text:style-name="P1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0:33:15.527276100</dc:date>
    <meta:editing-duration>PT3H12M46S</meta:editing-duration>
    <meta:editing-cycles>7</meta:editing-cycles>
    <meta:generator>LibreOffice/26.2.1.2$Windows_X86_64 LibreOffice_project/620$Build-2</meta:generator>
    <meta:document-statistic meta:object-count="68"/>
  </office:meta>
</office:document-meta>
</file>